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4be0cb" officeooo:paragraph-rsid="00134476" fo:background-color="transparent" style:font-size-asian="13pt" style:font-size-complex="13pt"/>
    </style:style>
    <style:style style:name="P2" style:family="paragraph" style:parent-style-name="Standard">
      <style:text-properties fo:font-style="normal" officeooo:rsid="004cab05" officeooo:paragraph-rsid="00134476" fo:background-color="transparent" style:font-style-asian="normal" style:font-style-complex="normal"/>
    </style:style>
    <style:style style:name="P3" style:family="paragraph" style:parent-style-name="Standard">
      <style:text-properties fo:font-style="normal" officeooo:rsid="00134476" officeooo:paragraph-rsid="00134476" fo:background-color="transparent" style:font-style-asian="normal" style:font-style-complex="normal"/>
    </style:style>
    <style:style style:name="P4" style:family="paragraph" style:parent-style-name="Standard">
      <style:text-properties fo:font-style="normal" officeooo:rsid="00134476" officeooo:paragraph-rsid="00153c23" fo:background-color="transparent" style:font-style-asian="normal" style:font-style-complex="normal"/>
    </style:style>
    <style:style style:name="P5" style:family="paragraph" style:parent-style-name="Standard">
      <style:text-properties fo:font-size="13pt" fo:font-style="normal" officeooo:rsid="004e7d11" officeooo:paragraph-rsid="00134476" fo:background-color="transparent" style:font-size-asian="13pt" style:font-style-asian="normal" style:font-size-complex="13pt" style:font-style-complex="normal"/>
    </style:style>
    <style:style style:name="P6" style:family="paragraph" style:parent-style-name="Standard">
      <style:text-properties fo:font-size="13pt" fo:font-style="normal" officeooo:rsid="004b4827" officeooo:paragraph-rsid="00153c23" fo:background-color="#ffff00" style:font-size-asian="13pt" style:font-style-asian="normal" style:font-size-complex="13pt" style:font-style-complex="normal"/>
    </style:style>
    <style:style style:name="T1" style:family="text">
      <style:text-properties fo:font-style="normal" officeooo:rsid="004e7d11" style:font-style-asian="normal" style:font-style-complex="normal"/>
    </style:style>
    <style:style style:name="T2" style:family="text">
      <style:text-properties fo:font-style="normal" officeooo:rsid="004cab05" style:font-style-asian="normal" style:font-style-complex="normal"/>
    </style:style>
    <style:style style:name="T3" style:family="text">
      <style:text-properties fo:font-style="normal" officeooo:rsid="001634c0" style:font-style-asian="normal" style:font-style-complex="normal"/>
    </style:style>
    <style:style style:name="T4" style:family="text">
      <style:text-properties fo:font-style="normal" officeooo:rsid="00173aa8" style:font-style-asian="normal" style:font-style-complex="normal"/>
    </style:style>
    <style:style style:name="T5" style:family="text">
      <style:text-properties officeooo:rsid="00153c23"/>
    </style:style>
    <style:style style:name="T6" style:family="text">
      <style:text-properties officeooo:rsid="00161508"/>
    </style:style>
    <style:style style:name="T7" style:family="text">
      <style:text-properties officeooo:rsid="001bb9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ções para a criação da aplicação.</text:p>
      <text:p text:style-name="P3"/>
      <text:p text:style-name="P4"><text:tab/><text:span text:style-name="T5">Para fins de auxílio a pesquisa de mestrado realizada por mim, Guilherme Aguiar, solicito a criação de um software para a solução do problema de classificação das flores Iris. O problema consiste em classificar flores de íris em uma dentre três espécies: Setosa, Versicolor e Virginica. Para isso, uma solução que utiliza aprendizado de máquina, e recebe os dados de entrada para a flor a ser classificada através de um formulário deverá ser produzido. A aplicação deve cumprir os seguintes requisitos:</text:span></text:p>
      <text:p text:style-name="P3"/>
      <text:p text:style-name="P2">- O software deve <text:span text:style-name="T5">ser </text:span>criado utilizando a linguagem JAVA.</text:p>
      <text:p text:style-name="P2">- Ao iniciar o software, deve ser exibido um formulário com instruções de preenchimento dos campos.</text:p>
      <text:p text:style-name="P2">- O software deve ser capaz de classificar as flores dentro das três espécies existentes.</text:p>
      <text:p text:style-name="P2">- Para classificar as flores, deve-<text:span text:style-name="T7">se criar um classificador através dos dados das flores, fornecidos no arquivo “IRIS.csv”</text:span></text:p>
      <text:p text:style-name="P2">- O usuário deve informar, em um formulário, a largura e altura da sépala e a largura altura da pétala de flor, e então receber o resultado de sua classificação.</text:p>
      <text:p text:style-name="P1"><text:span text:style-name="T2">- Os valores preenchidos devem ser validados para o correto funcionamento da ferramenta</text:span><text:span text:style-name="T1">.</text:span></text:p>
      <text:p text:style-name="P5"/>
      <text:p text:style-name="P1"><text:span text:style-name="T1"><text:tab/></text:span><text:span text:style-name="T3">Além de criar a aplicação, o autor deve também mensurar o tempo gasto para tal tarefa. Além disso, deve realizar medições separadas para tarefas como a compreensão do modelo fornecido, e eventuais pesquisas realizadas sobre o problema a ser resolvido, das medições realizadas para a codificação da aplicação. </text:span><text:span text:style-name="T4">A precisão dos tempos deve estar na casa dos minutos.</text:span></text:p>
      <text:p text:style-name="P1"><text:span text:style-name="T3"><text:tab/></text:span><text:span text:style-name="T4">Ao final, o autor deverá fornecer todos os códigos fontes, além de outros arquivos que eventualmente sejam necessários para o correto funcionamento da aplicação, juntamente com os tempos medido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34:24.497000000</meta:creation-date>
    <dc:date>2019-02-13T19:40:52.287000000</dc:date>
    <meta:editing-duration>PT1H23M48S</meta:editing-duration>
    <meta:editing-cycles>7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0" meta:word-count="276" meta:character-count="1718" meta:non-whitespace-character-count="1449"/>
  </office:meta>
</office:document-meta>
</file>